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5047in"/>
    </style:style>
    <style:style style:name="co10" style:family="table-column">
      <style:table-column-properties fo:break-before="auto" style:column-width="1.1217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5437in"/>
    </style:style>
    <style:style style:name="co14" style:family="table-column">
      <style:table-column-properties fo:break-before="auto" style:column-width="0.5272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0.6457in"/>
    </style:style>
    <style:style style:name="co17" style:family="table-column">
      <style:table-column-properties fo:break-before="auto" style:column-width="0.7457in"/>
    </style:style>
    <style:style style:name="co18" style:family="table-column">
      <style:table-column-properties fo:break-before="auto" style:column-width="0.1008in"/>
    </style:style>
    <style:style style:name="co19" style:family="table-column">
      <style:table-column-properties fo:break-before="auto" style:column-width="2.2689in"/>
    </style:style>
    <style:style style:name="co20" style:family="table-column">
      <style:table-column-properties fo:break-before="auto" style:column-width="1.4291in"/>
    </style:style>
    <style:style style:name="ro1" style:family="table-row">
      <style:table-row-properties style:row-height="0.9937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4" style:base-cell-address="Efter.A2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6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E6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F6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H61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I6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J61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K61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L61"/>
    </style:style>
    <style:style style:name="ce82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83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15"/>
    </style:style>
    <style:style style:name="ce8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19"/>
    </style:style>
    <style:style style:name="ce85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20"/>
    </style:style>
    <style:style style:name="ce86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34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88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57"/>
    </style:style>
    <style:style style:name="ce89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61"/>
    </style:style>
    <style:style style:name="ce90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62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1.76pt solid #000000" fo:border-right="1.76pt solid #000000" style:rotation-align="none" fo:border-top="none"/>
      <style:paragraph-properties fo:text-align="start" fo:margin-left="0in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U1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71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number-columns-repeated="2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8" table:default-cell-style-name="ce67"/>
        <table:table-column table:style-name="co19" table:default-cell-style-name="ce94"/>
        <table:table-column table:style-name="co20" table:number-columns-repeated="1001" table:default-cell-style-name="ce69"/>
        <table:table-row table:style-name="ro1">
          <table:table-cell table:style-name="ce2" office:value-type="string" calcext:value-type="string">
            <text:p>Mandtal 2022</text:p>
          </table:table-cell>
          <table:table-cell table:style-name="ce6" office:value-type="string" calcext:value-type="string">
            <text:p>Regbotter</text:p>
          </table:table-cell>
          <table:table-cell table:style-name="ce9" office:value-type="string" calcext:value-type="string">
            <text:p>#</text:p>
          </table:table-cell>
          <table:table-cell table:style-name="ce2" office:value-type="string" calcext:value-type="string">
            <text:p>dato</text:p>
          </table:table-cell>
          <table:table-cell table:style-name="ce2" office:value-type="string" calcext:value-type="string">
            <text:p>Linjesensor</text:p>
          </table:table-cell>
          <table:table-cell table:style-name="ce2" office:value-type="string" calcext:value-type="string">
            <text:p>batteri OK</text:p>
          </table:table-cell>
          <table:table-cell table:style-name="ce2" office:value-type="string" calcext:value-type="string">
            <text:p>nyt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castor</text:p>
          </table:table-cell>
          <table:table-cell table:style-name="ce2" office:value-type="string" calcext:value-type="string">
            <text:p>Lader OK</text:p>
          </table:table-cell>
          <table:table-cell table:style-name="ce2" office:value-type="string" calcext:value-type="string">
            <text:p>version HW, 3=on board, 4=as3small, 5=satelit, 6=rød</text:p>
          </table:table-cell>
          <table:table-cell table:style-name="ce2" office:value-type="string" calcext:value-type="string">
            <text:p>Bat-måler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CTRL</text:p>
            <text:p>Reset</text:p>
          </table:table-cell>
          <table:table-cell table:style-name="ce2" office:value-type="string" calcext:value-type="string">
            <text:p>flash</text:p>
          </table:table-cell>
          <table:table-cell table:style-name="ce2" office:value-type="string" calcext:value-type="string">
            <text:p>Log to def +test</text:p>
          </table:table-cell>
          <table:table-cell table:style-name="ce2" office:value-type="string" calcext:value-type="string">
            <text:p>mission 1m</text:p>
          </table:table-cell>
          <table:table-cell table:style-name="ce2" office:value-type="string" calcext:value-type="string">
            <text:p>2-click </text:p>
            <text:p>Test</text:p>
            <text:p>Balance</text:p>
          </table:table-cell>
          <table:table-cell table:style-name="ce2" office:value-type="string" calcext:value-type="string">
            <text:p>på lader</text:p>
          </table:table-cell>
          <table:table-cell table:style-name="ce31" office:value-type="string" calcext:value-type="string">
            <text:p>andet</text:p>
          </table:table-cell>
          <table:table-cell table:style-name="ce4"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ma</text:p>
          </table:table-cell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17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da</text:p>
          </table:table-cell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 office:value-type="string" calcext:value-type="string">
            <text:p>decimalfejl batteri måler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Freja</text:p>
          </table:table-cell>
          <table:table-cell office:value-type="float" office:value="4" calcext:value-type="float">
            <text:p>4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lara</text:p>
          </table:table-cell>
          <table:table-cell office:value-type="float" office:value="5" calcext:value-type="float">
            <text:p>5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mistanke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aura</text:p>
          </table:table-cell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lla</text:p>
          </table:table-cell>
          <table:table-cell office:value-type="float" office:value="8" calcext:value-type="float">
            <text:p>8</text:p>
          </table:table-cell>
          <table:table-cell table:style-name="ce72" office:value-type="string" calcext:value-type="string">
            <text:p>17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sabella</text:p>
          </table:table-cell>
          <table:table-cell office:value-type="float" office:value="9" calcext:value-type="float">
            <text:p>9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mistanke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Karla</text:p>
          </table:table-cell>
          <table:table-cell office:value-type="float" office:value="10" calcext:value-type="float">
            <text:p>10</text:p>
          </table:table-cell>
          <table:table-cell table:style-name="ce72" office:value-type="string" calcext:value-type="string">
            <text:p>17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ma</text:p>
          </table:table-cell>
          <table:table-cell office:value-type="float" office:value="11" calcext:value-type="float">
            <text:p>11</text:p>
          </table:table-cell>
          <table:table-cell table:style-name="ce72" office:value-type="string" calcext:value-type="string">
            <text:p>17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34" office:value-type="string" calcext:value-type="string">
            <text:p>start button can fail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osefine</text:p>
          </table:table-cell>
          <table:table-cell office:value-type="float" office:value="12" calcext:value-type="float">
            <text:p>12</text:p>
          </table:table-cell>
          <table:table-cell table:style-name="ce72" office:value-type="string" calcext:value-type="string">
            <text:p>17 jan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leak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left motor worn – maybe replace</text:p>
          </table:table-cell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Olivia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2" table:number-columns-repeated="15"/>
          <table:table-cell table:style-name="ce92" office:value-type="string" calcext:value-type="string">
            <text:p>har ikke linje sensor og IMU virker ikke og har ikke batteri</text:p>
          </table:table-cell>
          <table:table-cell table:style-name="ce95"/>
          <table:table-cell table:number-columns-repeated="1000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berte</text:p>
          </table:table-cell>
          <table:table-cell office:value-type="float" office:value="14" calcext:value-type="float">
            <text:p>14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3"/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ja</text:p>
          </table:table-cell>
          <table:table-cell office:value-type="float" office:value="15" calcext:value-type="float">
            <text:p>15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ofie</text:p>
          </table:table-cell>
          <table:table-cell office:value-type="float" office:value="16" calcext:value-type="float">
            <text:p>16</text:p>
          </table:table-cell>
          <table:table-cell table:style-name="ce72" table:number-columns-repeated="16"/>
          <table:table-cell table:style-name="ce92"/>
          <table:table-cell office:value-type="string" calcext:value-type="string">
            <text:p>s154838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måske</text:p>
          </table:table-cell>
          <table:table-cell table:number-columns-repeated="998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thilde</text:p>
          </table:table-cell>
          <table:table-cell office:value-type="float" office:value="17" calcext:value-type="float">
            <text:p>17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12V LED u/s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gnes</text:p>
          </table:table-cell>
          <table:table-cell office:value-type="float" office:value="18" calcext:value-type="float">
            <text:p>18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4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ly</text:p>
          </table:table-cell>
          <table:table-cell office:value-type="float" office:value="19" calcext:value-type="float">
            <text:p>19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5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aroline</text:p>
          </table:table-cell>
          <table:table-cell office:value-type="float" office:value="20" calcext:value-type="float">
            <text:p>20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number-columns-repeated="1002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va</text:p>
          </table:table-cell>
          <table:table-cell office:value-type="float" office:value="21" calcext:value-type="float">
            <text:p>21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float" office:value="22" calcext:value-type="float">
            <text:p>22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float" office:value="23" calcext:value-type="float">
            <text:p>23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Victoria</text:p>
          </table:table-cell>
          <table:table-cell office:value-type="float" office:value="24" calcext:value-type="float">
            <text:p>24</text:p>
          </table:table-cell>
          <table:table-cell table:style-name="ce72" office:value-type="string" calcext:value-type="string">
            <text:p>17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tartknap-fejler af og til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ilie</text:p>
          </table:table-cell>
          <table:table-cell office:value-type="float" office:value="25" calcext:value-type="float">
            <text:p>25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leak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ille</text:p>
          </table:table-cell>
          <table:table-cell office:value-type="float" office:value="26" calcext:value-type="float">
            <text:p>26</text:p>
          </table:table-cell>
          <table:table-cell table:style-name="ce72" office:value-type="string" calcext:value-type="string">
            <text:p>17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Frida</text:p>
          </table:table-cell>
          <table:table-cell office:value-type="float" office:value="27" calcext:value-type="float">
            <text:p>27</text:p>
          </table:table-cell>
          <table:table-cell table:style-name="ce72" table:number-columns-repeated="16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float" office:value="28" calcext:value-type="float">
            <text:p>28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llen</text:p>
          </table:table-cell>
          <table:table-cell office:value-type="float" office:value="29" calcext:value-type="float">
            <text:p>29</text:p>
          </table:table-cell>
          <table:table-cell table:style-name="ce72" office:value-type="string" calcext:value-type="string">
            <text:p>19.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table:style-name="ce72" office:value-type="string" calcext:value-type="string">
            <text:p>19.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7" calcext:value-type="float">
            <text:p>11.7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ea</text:p>
          </table:table-cell>
          <table:table-cell office:value-type="float" office:value="31" calcext:value-type="float">
            <text:p>31</text:p>
          </table:table-cell>
          <table:table-cell table:style-name="ce72" office:value-type="string" calcext:value-type="string">
            <text:p>19.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0.5" calcext:value-type="float">
            <text:p>10.5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igne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ok ikke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Filippa</text:p>
          </table:table-cell>
          <table:table-cell office:value-type="float" office:value="33" calcext:value-type="float">
            <text:p>33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6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ulie</text:p>
          </table:table-cell>
          <table:table-cell office:value-type="float" office:value="34" calcext:value-type="float">
            <text:p>34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New motherboard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Nora</text:p>
          </table:table-cell>
          <table:table-cell office:value-type="float" office:value="35" calcext:value-type="float">
            <text:p>35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New motherboard</text:p>
          </table:table-cell>
          <table:table-cell office:value-type="string" calcext:value-type="string">
            <text:p>IR-byttet</text:p>
          </table:table-cell>
          <table:table-cell table:number-columns-repeated="1000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v</text:p>
          </table:table-cell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 office:value-type="string" calcext:value-type="string">
            <text:p>IR bytte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Vigga</text:p>
          </table:table-cell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Nanna</text:p>
          </table:table-cell>
          <table:table-cell office:value-type="float" office:value="38" calcext:value-type="float">
            <text:p>38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Naja</text:p>
          </table:table-cell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ba</text:p>
          </table:table-cell>
          <table:table-cell office:value-type="float" office:value="40" calcext:value-type="float">
            <text:p>40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strid</text:p>
          </table:table-cell>
          <table:table-cell office:value-type="float" office:value="41" calcext:value-type="float">
            <text:p>41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 office:value-type="string" calcext:value-type="string">
            <text:p>IR bytte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ya</text:p>
          </table:table-cell>
          <table:table-cell office:value-type="float" office:value="42" calcext:value-type="float">
            <text:p>42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Asta</text:p>
          </table:table-cell>
          <table:table-cell office:value-type="float" office:value="43" calcext:value-type="float">
            <text:p>43</text:p>
          </table:table-cell>
          <table:table-cell table:style-name="ce72" table:number-columns-repeated="16"/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lou</text:p>
          </table:table-cell>
          <table:table-cell office:value-type="float" office:value="45" calcext:value-type="float">
            <text:p>45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ster</text:p>
          </table:table-cell>
          <table:table-cell office:value-type="float" office:value="46" calcext:value-type="float">
            <text:p>46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3" office:value-type="string" calcext:value-type="string">
            <text:p>ny motor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elina</text:p>
          </table:table-cell>
          <table:table-cell office:value-type="float" office:value="47" calcext:value-type="float">
            <text:p>47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4"/>
          <table:table-cell table:style-name="ce93" office:value-type="string" calcext:value-type="string">
            <text:p>IR holder knække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ohanne</text:p>
          </table:table-cell>
          <table:table-cell office:value-type="float" office:value="48" calcext:value-type="float">
            <text:p>48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7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float" office:value="49" calcext:value-type="float">
            <text:p>49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 office:value-type="string" calcext:value-type="string">
            <text:p>skiftet venstre motor</text:p>
          </table:table-cell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ilje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74"/>
          <table:table-cell table:style-name="ce72" table:number-columns-repeated="14"/>
          <table:table-cell table:style-name="ce92"/>
          <table:table-cell office:value-type="string" calcext:value-type="string">
            <text:p>s175388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måske</text:p>
          </table:table-cell>
          <table:table-cell table:number-columns-repeated="998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Thea</text:p>
          </table:table-cell>
          <table:table-cell office:value-type="float" office:value="51" calcext:value-type="float">
            <text:p>51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driana</text:p>
          </table:table-cell>
          <table:table-cell office:value-type="float" office:value="52" calcext:value-type="float">
            <text:p>52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Dicte</text:p>
          </table:table-cell>
          <table:table-cell office:value-type="float" office:value="53" calcext:value-type="float">
            <text:p>53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ilke</text:p>
          </table:table-cell>
          <table:table-cell office:value-type="float" office:value="54" calcext:value-type="float">
            <text:p>54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va</text:p>
          </table:table-cell>
          <table:table-cell office:value-type="float" office:value="55" calcext:value-type="float">
            <text:p>55</text:p>
          </table:table-cell>
          <table:table-cell table:style-name="ce72" office:value-type="string" calcext:value-type="string">
            <text:p>19. jan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7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ry</text:p>
          </table:table-cell>
          <table:table-cell office:value-type="float" office:value="56" calcext:value-type="float">
            <text:p>56</text:p>
          </table:table-cell>
          <table:table-cell table:style-name="ce72" office:value-type="string" calcext:value-type="string">
            <text:p>19. jan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8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Tania</text:p>
          </table:table-cell>
          <table:table-cell office:value-type="float" office:value="57" calcext:value-type="float">
            <text:p>57</text:p>
          </table:table-cell>
          <table:table-cell table:style-name="ce72" office:value-type="string" calcext:value-type="string">
            <text:p>19. j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.9" calcext:value-type="float">
            <text:p>11.9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87"/>
          <table:table-cell table:style-name="ce92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usanne</text:p>
          </table:table-cell>
          <table:table-cell office:value-type="float" office:value="58" calcext:value-type="float">
            <text:p>58</text:p>
          </table:table-cell>
          <table:table-cell table:style-name="ce74" office:value-type="string" calcext:value-type="string">
            <text:p>Hvor er Susanne? Hun var med til Robocup i august</text:p>
          </table:table-cell>
          <table:table-cell table:style-name="ce72" table:number-columns-repeated="15"/>
          <table:table-cell table:style-name="ce92"/>
          <table:table-cell office:value-type="string" calcext:value-type="string">
            <text:p>udlånt til E-klub</text:p>
          </table:table-cell>
          <table:table-cell office:value-type="string" calcext:value-type="string">
            <text:p>??</text:p>
          </table:table-cell>
          <table:table-cell table:number-columns-repeated="999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Augusta</text:p>
          </table:table-cell>
          <table:table-cell office:value-type="float" office:value="59" calcext:value-type="float">
            <text:p>59</text:p>
          </table:table-cell>
          <table:table-cell table:style-name="ce72" table:number-columns-repeated="16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Birte</text:p>
          </table:table-cell>
          <table:table-cell office:value-type="float" office:value="60" calcext:value-type="float">
            <text:p>60</text:p>
          </table:table-cell>
          <table:table-cell table:style-name="ce73" office:value-type="string" calcext:value-type="string">
            <text:p>19. jan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9"/>
          <table:table-cell table:style-name="ce80" office:value-type="float" office:value="3" calcext:value-type="float">
            <text:p>3</text:p>
          </table:table-cell>
          <table:table-cell table:style-name="ce81" office:value-type="float" office:value="11.2" calcext:value-type="float">
            <text:p>11.2</text:p>
          </table:table-cell>
          <table:table-cell table:style-name="ce81" office:value-type="float" office:value="1359" calcext:value-type="float">
            <text:p>1359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9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Dagmar</text:p>
          </table:table-cell>
          <table:table-cell office:value-type="float" office:value="61" calcext:value-type="float">
            <text:p>61</text:p>
          </table:table-cell>
          <table:table-cell table:style-name="ce72" office:value-type="string" calcext:value-type="string">
            <text:p>19. jan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359" calcext:value-type="float">
            <text:p>1359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90"/>
          <table:table-cell table:style-name="ce92" office:value-type="string" calcext:value-type="string">
            <text:p>New motherboard</text:p>
          </table:table-cell>
          <table:table-cell office:value-type="string" calcext:value-type="string">
            <text:p>Line sensor u/s</text:p>
          </table:table-cell>
          <table:table-cell table:number-columns-repeated="1000"/>
        </table:table-row>
        <table:table-row table:style-name="ro4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0"/>
        </table:table-row>
        <table:table-row table:style-name="ro5">
          <table:table-cell table:formula="of:=SUM([.A2:.A62])" office:value-type="float" office:value="54" calcext:value-type="float">
            <text:p>54</text:p>
          </table:table-cell>
          <table:table-cell table:number-columns-repeated="1020"/>
        </table:table-row>
        <table:table-row table:style-name="ro5" table:number-rows-repeated="1048511">
          <table:table-cell table:number-columns-repeated="1021"/>
        </table:table-row>
        <table:table-row table:style-name="ro5">
          <table:table-cell table:number-columns-repeated="1021"/>
        </table:table-row>
        <table:named-expressions>
          <table:named-range table:name="_xlnm._FilterDatabase" table:base-cell-address="$Efter.$A$1" table:cell-range-address="$Efter.$A$1:.$T$62"/>
        </table:named-expressions>
        <calcext:conditional-formats>
          <calcext:conditional-format calcext:target-range-address="Efter.S2:Efter.S14 Efter.S58:Efter.S60 Efter.S16:Efter.S18 Efter.S21:Efter.S33 Efter.S35:Efter.S56 Efter.D2:Efter.D13 Efter.D62:Efter.R62 Efter.E2:Efter.R60 Efter.D15:Efter.D60">
            <calcext:condition calcext:apply-style-name="ConditionalStyle_6" calcext:value="&gt;0" calcext:base-cell-address="Efter.D2"/>
            <calcext:condition calcext:apply-style-name="ConditionalStyle_5" calcext:value="contains-text(&quot;mangler&quot;)" calcext:base-cell-address="Efter.D2"/>
          </calcext:conditional-format>
          <calcext:conditional-format calcext:target-range-address="Efter.A2:Efter.A62">
            <calcext:condition calcext:apply-style-name="ConditionalStyle_4" calcext:value="&gt;0" calcext:base-cell-address="Efter.A2"/>
          </calcext:conditional-format>
          <calcext:conditional-format calcext:target-range-address="Efter.T2:Efter.T20 Efter.T22:Efter.T62 Efter.S2:Efter.S14 Efter.S58:Efter.S60 Efter.S16:Efter.S18 Efter.S21:Efter.S33 Efter.S35:Efter.S56 Efter.D2:Efter.D13 Efter.D62:Efter.R62 Efter.E2:Efter.R60 Efter.D15:Efter.D60">
            <calcext:condition calcext:apply-style-name="ConditionalStyle_3" calcext:value="contains-text(&quot;dårlig&quot;)" calcext:base-cell-address="Efter.D2"/>
            <calcext:condition calcext:apply-style-name="ConditionalStyle_2" calcext:value="contains-text(&quot;nej&quot;)" calcext:base-cell-address="Efter.D2"/>
            <calcext:condition calcext:apply-style-name="ConditionalStyle_1" calcext:value="contains-text(&quot;ja&quot;)" calcext:base-cell-address="Efter.D2"/>
          </calcext:conditional-format>
          <calcext:conditional-format calcext:target-range-address="Efter.S15:Efter.S15">
            <calcext:condition calcext:apply-style-name="ConditionalStyle_6" calcext:value="&gt;0" calcext:base-cell-address="Efter.S15"/>
            <calcext:condition calcext:apply-style-name="ConditionalStyle_5" calcext:value="contains-text(&quot;mangler&quot;)" calcext:base-cell-address="Efter.S15"/>
          </calcext:conditional-format>
          <calcext:conditional-format calcext:target-range-address="Efter.S15:Efter.S15">
            <calcext:condition calcext:apply-style-name="ConditionalStyle_3" calcext:value="contains-text(&quot;dårlig&quot;)" calcext:base-cell-address="Efter.S15"/>
            <calcext:condition calcext:apply-style-name="ConditionalStyle_2" calcext:value="contains-text(&quot;nej&quot;)" calcext:base-cell-address="Efter.S15"/>
            <calcext:condition calcext:apply-style-name="ConditionalStyle_1" calcext:value="contains-text(&quot;ja&quot;)" calcext:base-cell-address="Efter.S15"/>
          </calcext:conditional-format>
          <calcext:conditional-format calcext:target-range-address="Efter.S19:Efter.S19">
            <calcext:condition calcext:apply-style-name="ConditionalStyle_6" calcext:value="&gt;0" calcext:base-cell-address="Efter.S19"/>
            <calcext:condition calcext:apply-style-name="ConditionalStyle_5" calcext:value="contains-text(&quot;mangler&quot;)" calcext:base-cell-address="Efter.S19"/>
          </calcext:conditional-format>
          <calcext:conditional-format calcext:target-range-address="Efter.S19:Efter.S19">
            <calcext:condition calcext:apply-style-name="ConditionalStyle_3" calcext:value="contains-text(&quot;dårlig&quot;)" calcext:base-cell-address="Efter.S19"/>
            <calcext:condition calcext:apply-style-name="ConditionalStyle_2" calcext:value="contains-text(&quot;nej&quot;)" calcext:base-cell-address="Efter.S19"/>
            <calcext:condition calcext:apply-style-name="ConditionalStyle_1" calcext:value="contains-text(&quot;ja&quot;)" calcext:base-cell-address="Efter.S19"/>
          </calcext:conditional-format>
          <calcext:conditional-format calcext:target-range-address="Efter.S20:Efter.S20">
            <calcext:condition calcext:apply-style-name="ConditionalStyle_6" calcext:value="&gt;0" calcext:base-cell-address="Efter.S20"/>
            <calcext:condition calcext:apply-style-name="ConditionalStyle_5" calcext:value="contains-text(&quot;mangler&quot;)" calcext:base-cell-address="Efter.S20"/>
          </calcext:conditional-format>
          <calcext:conditional-format calcext:target-range-address="Efter.S20:Efter.S20">
            <calcext:condition calcext:apply-style-name="ConditionalStyle_3" calcext:value="contains-text(&quot;dårlig&quot;)" calcext:base-cell-address="Efter.S20"/>
            <calcext:condition calcext:apply-style-name="ConditionalStyle_2" calcext:value="contains-text(&quot;nej&quot;)" calcext:base-cell-address="Efter.S20"/>
            <calcext:condition calcext:apply-style-name="ConditionalStyle_1" calcext:value="contains-text(&quot;ja&quot;)" calcext:base-cell-address="Efter.S20"/>
          </calcext:conditional-format>
          <calcext:conditional-format calcext:target-range-address="Efter.S34:Efter.S34">
            <calcext:condition calcext:apply-style-name="ConditionalStyle_6" calcext:value="&gt;0" calcext:base-cell-address="Efter.S34"/>
            <calcext:condition calcext:apply-style-name="ConditionalStyle_5" calcext:value="contains-text(&quot;mangler&quot;)" calcext:base-cell-address="Efter.S34"/>
          </calcext:conditional-format>
          <calcext:conditional-format calcext:target-range-address="Efter.S34:Efter.S34">
            <calcext:condition calcext:apply-style-name="ConditionalStyle_3" calcext:value="contains-text(&quot;dårlig&quot;)" calcext:base-cell-address="Efter.S34"/>
            <calcext:condition calcext:apply-style-name="ConditionalStyle_2" calcext:value="contains-text(&quot;nej&quot;)" calcext:base-cell-address="Efter.S34"/>
            <calcext:condition calcext:apply-style-name="ConditionalStyle_1" calcext:value="contains-text(&quot;ja&quot;)" calcext:base-cell-address="Efter.S34"/>
          </calcext:conditional-format>
          <calcext:conditional-format calcext:target-range-address="Efter.S57:Efter.S57">
            <calcext:condition calcext:apply-style-name="ConditionalStyle_6" calcext:value="&gt;0" calcext:base-cell-address="Efter.S57"/>
            <calcext:condition calcext:apply-style-name="ConditionalStyle_5" calcext:value="contains-text(&quot;mangler&quot;)" calcext:base-cell-address="Efter.S57"/>
          </calcext:conditional-format>
          <calcext:conditional-format calcext:target-range-address="Efter.S57:Efter.S57">
            <calcext:condition calcext:apply-style-name="ConditionalStyle_3" calcext:value="contains-text(&quot;dårlig&quot;)" calcext:base-cell-address="Efter.S57"/>
            <calcext:condition calcext:apply-style-name="ConditionalStyle_2" calcext:value="contains-text(&quot;nej&quot;)" calcext:base-cell-address="Efter.S57"/>
            <calcext:condition calcext:apply-style-name="ConditionalStyle_1" calcext:value="contains-text(&quot;ja&quot;)" calcext:base-cell-address="Efter.S57"/>
          </calcext:conditional-format>
          <calcext:conditional-format calcext:target-range-address="Efter.S62:Efter.S62">
            <calcext:condition calcext:apply-style-name="ConditionalStyle_6" calcext:value="&gt;0" calcext:base-cell-address="Efter.S62"/>
            <calcext:condition calcext:apply-style-name="ConditionalStyle_5" calcext:value="contains-text(&quot;mangler&quot;)" calcext:base-cell-address="Efter.S62"/>
          </calcext:conditional-format>
          <calcext:conditional-format calcext:target-range-address="Efter.S62:Efter.S62">
            <calcext:condition calcext:apply-style-name="ConditionalStyle_3" calcext:value="contains-text(&quot;dårlig&quot;)" calcext:base-cell-address="Efter.S62"/>
            <calcext:condition calcext:apply-style-name="ConditionalStyle_2" calcext:value="contains-text(&quot;nej&quot;)" calcext:base-cell-address="Efter.S62"/>
            <calcext:condition calcext:apply-style-name="ConditionalStyle_1" calcext:value="contains-text(&quot;ja&quot;)" calcext:base-cell-address="Efter.S62"/>
          </calcext:conditional-format>
          <calcext:conditional-format calcext:target-range-address="Efter.U14:Efter.U14">
            <calcext:condition calcext:apply-style-name="ConditionalStyle_6" calcext:value="&gt;0" calcext:base-cell-address="Efter.U14"/>
            <calcext:condition calcext:apply-style-name="ConditionalStyle_5" calcext:value="contains-text(&quot;mangler&quot;)" calcext:base-cell-address="Efter.U14"/>
          </calcext:conditional-format>
          <calcext:conditional-format calcext:target-range-address="Efter.U14:Efter.U14">
            <calcext:condition calcext:apply-style-name="ConditionalStyle_3" calcext:value="contains-text(&quot;dårlig&quot;)" calcext:base-cell-address="Efter.U14"/>
            <calcext:condition calcext:apply-style-name="ConditionalStyle_2" calcext:value="contains-text(&quot;nej&quot;)" calcext:base-cell-address="Efter.U14"/>
            <calcext:condition calcext:apply-style-name="ConditionalStyle_1" calcext:value="contains-text(&quot;ja&quot;)" calcext:base-cell-address="Efter.U14"/>
          </calcext:conditional-format>
          <calcext:conditional-format calcext:target-range-address="Efter.D61:Efter.D61">
            <calcext:condition calcext:apply-style-name="ConditionalStyle_6" calcext:value="&gt;0" calcext:base-cell-address="Efter.D61"/>
            <calcext:condition calcext:apply-style-name="ConditionalStyle_5" calcext:value="contains-text(&quot;mangler&quot;)" calcext:base-cell-address="Efter.D61"/>
          </calcext:conditional-format>
          <calcext:conditional-format calcext:target-range-address="Efter.D61:Efter.D61">
            <calcext:condition calcext:apply-style-name="ConditionalStyle_3" calcext:value="contains-text(&quot;dårlig&quot;)" calcext:base-cell-address="Efter.D61"/>
            <calcext:condition calcext:apply-style-name="ConditionalStyle_2" calcext:value="contains-text(&quot;nej&quot;)" calcext:base-cell-address="Efter.D61"/>
            <calcext:condition calcext:apply-style-name="ConditionalStyle_1" calcext:value="contains-text(&quot;ja&quot;)" calcext:base-cell-address="Efter.D61"/>
          </calcext:conditional-format>
          <calcext:conditional-format calcext:target-range-address="Efter.E61:Efter.E61">
            <calcext:condition calcext:apply-style-name="ConditionalStyle_6" calcext:value="&gt;0" calcext:base-cell-address="Efter.E61"/>
            <calcext:condition calcext:apply-style-name="ConditionalStyle_5" calcext:value="contains-text(&quot;mangler&quot;)" calcext:base-cell-address="Efter.E61"/>
          </calcext:conditional-format>
          <calcext:conditional-format calcext:target-range-address="Efter.E61:Efter.E61">
            <calcext:condition calcext:apply-style-name="ConditionalStyle_3" calcext:value="contains-text(&quot;dårlig&quot;)" calcext:base-cell-address="Efter.E61"/>
            <calcext:condition calcext:apply-style-name="ConditionalStyle_2" calcext:value="contains-text(&quot;nej&quot;)" calcext:base-cell-address="Efter.E61"/>
            <calcext:condition calcext:apply-style-name="ConditionalStyle_1" calcext:value="contains-text(&quot;ja&quot;)" calcext:base-cell-address="Efter.E61"/>
          </calcext:conditional-format>
          <calcext:conditional-format calcext:target-range-address="Efter.F61:Efter.G61">
            <calcext:condition calcext:apply-style-name="ConditionalStyle_6" calcext:value="&gt;0" calcext:base-cell-address="Efter.F61"/>
            <calcext:condition calcext:apply-style-name="ConditionalStyle_5" calcext:value="contains-text(&quot;mangler&quot;)" calcext:base-cell-address="Efter.F61"/>
          </calcext:conditional-format>
          <calcext:conditional-format calcext:target-range-address="Efter.F61:Efter.G61">
            <calcext:condition calcext:apply-style-name="ConditionalStyle_3" calcext:value="contains-text(&quot;dårlig&quot;)" calcext:base-cell-address="Efter.F61"/>
            <calcext:condition calcext:apply-style-name="ConditionalStyle_2" calcext:value="contains-text(&quot;nej&quot;)" calcext:base-cell-address="Efter.F61"/>
            <calcext:condition calcext:apply-style-name="ConditionalStyle_1" calcext:value="contains-text(&quot;ja&quot;)" calcext:base-cell-address="Efter.F61"/>
          </calcext:conditional-format>
          <calcext:conditional-format calcext:target-range-address="Efter.H61:Efter.H61">
            <calcext:condition calcext:apply-style-name="ConditionalStyle_6" calcext:value="&gt;0" calcext:base-cell-address="Efter.H61"/>
            <calcext:condition calcext:apply-style-name="ConditionalStyle_5" calcext:value="contains-text(&quot;mangler&quot;)" calcext:base-cell-address="Efter.H61"/>
          </calcext:conditional-format>
          <calcext:conditional-format calcext:target-range-address="Efter.H61:Efter.H61">
            <calcext:condition calcext:apply-style-name="ConditionalStyle_3" calcext:value="contains-text(&quot;dårlig&quot;)" calcext:base-cell-address="Efter.H61"/>
            <calcext:condition calcext:apply-style-name="ConditionalStyle_2" calcext:value="contains-text(&quot;nej&quot;)" calcext:base-cell-address="Efter.H61"/>
            <calcext:condition calcext:apply-style-name="ConditionalStyle_1" calcext:value="contains-text(&quot;ja&quot;)" calcext:base-cell-address="Efter.H61"/>
          </calcext:conditional-format>
          <calcext:conditional-format calcext:target-range-address="Efter.I61:Efter.I61">
            <calcext:condition calcext:apply-style-name="ConditionalStyle_6" calcext:value="&gt;0" calcext:base-cell-address="Efter.I61"/>
            <calcext:condition calcext:apply-style-name="ConditionalStyle_5" calcext:value="contains-text(&quot;mangler&quot;)" calcext:base-cell-address="Efter.I61"/>
          </calcext:conditional-format>
          <calcext:conditional-format calcext:target-range-address="Efter.I61:Efter.I61">
            <calcext:condition calcext:apply-style-name="ConditionalStyle_3" calcext:value="contains-text(&quot;dårlig&quot;)" calcext:base-cell-address="Efter.I61"/>
            <calcext:condition calcext:apply-style-name="ConditionalStyle_2" calcext:value="contains-text(&quot;nej&quot;)" calcext:base-cell-address="Efter.I61"/>
            <calcext:condition calcext:apply-style-name="ConditionalStyle_1" calcext:value="contains-text(&quot;ja&quot;)" calcext:base-cell-address="Efter.I61"/>
          </calcext:conditional-format>
          <calcext:conditional-format calcext:target-range-address="Efter.J61:Efter.J61">
            <calcext:condition calcext:apply-style-name="ConditionalStyle_6" calcext:value="&gt;0" calcext:base-cell-address="Efter.J61"/>
            <calcext:condition calcext:apply-style-name="ConditionalStyle_5" calcext:value="contains-text(&quot;mangler&quot;)" calcext:base-cell-address="Efter.J61"/>
          </calcext:conditional-format>
          <calcext:conditional-format calcext:target-range-address="Efter.J61:Efter.J61">
            <calcext:condition calcext:apply-style-name="ConditionalStyle_3" calcext:value="contains-text(&quot;dårlig&quot;)" calcext:base-cell-address="Efter.J61"/>
            <calcext:condition calcext:apply-style-name="ConditionalStyle_2" calcext:value="contains-text(&quot;nej&quot;)" calcext:base-cell-address="Efter.J61"/>
            <calcext:condition calcext:apply-style-name="ConditionalStyle_1" calcext:value="contains-text(&quot;ja&quot;)" calcext:base-cell-address="Efter.J61"/>
          </calcext:conditional-format>
          <calcext:conditional-format calcext:target-range-address="Efter.K61:Efter.K61">
            <calcext:condition calcext:apply-style-name="ConditionalStyle_6" calcext:value="&gt;0" calcext:base-cell-address="Efter.K61"/>
            <calcext:condition calcext:apply-style-name="ConditionalStyle_5" calcext:value="contains-text(&quot;mangler&quot;)" calcext:base-cell-address="Efter.K61"/>
          </calcext:conditional-format>
          <calcext:conditional-format calcext:target-range-address="Efter.K61:Efter.K61">
            <calcext:condition calcext:apply-style-name="ConditionalStyle_3" calcext:value="contains-text(&quot;dårlig&quot;)" calcext:base-cell-address="Efter.K61"/>
            <calcext:condition calcext:apply-style-name="ConditionalStyle_2" calcext:value="contains-text(&quot;nej&quot;)" calcext:base-cell-address="Efter.K61"/>
            <calcext:condition calcext:apply-style-name="ConditionalStyle_1" calcext:value="contains-text(&quot;ja&quot;)" calcext:base-cell-address="Efter.K61"/>
          </calcext:conditional-format>
          <calcext:conditional-format calcext:target-range-address="Efter.L61:Efter.R61">
            <calcext:condition calcext:apply-style-name="ConditionalStyle_6" calcext:value="&gt;0" calcext:base-cell-address="Efter.L61"/>
            <calcext:condition calcext:apply-style-name="ConditionalStyle_5" calcext:value="contains-text(&quot;mangler&quot;)" calcext:base-cell-address="Efter.L61"/>
          </calcext:conditional-format>
          <calcext:conditional-format calcext:target-range-address="Efter.L61:Efter.R61">
            <calcext:condition calcext:apply-style-name="ConditionalStyle_3" calcext:value="contains-text(&quot;dårlig&quot;)" calcext:base-cell-address="Efter.L61"/>
            <calcext:condition calcext:apply-style-name="ConditionalStyle_2" calcext:value="contains-text(&quot;nej&quot;)" calcext:base-cell-address="Efter.L61"/>
            <calcext:condition calcext:apply-style-name="ConditionalStyle_1" calcext:value="contains-text(&quot;ja&quot;)" calcext:base-cell-address="Efter.L61"/>
          </calcext:conditional-format>
          <calcext:conditional-format calcext:target-range-address="Efter.S61:Efter.S61">
            <calcext:condition calcext:apply-style-name="ConditionalStyle_6" calcext:value="&gt;0" calcext:base-cell-address="Efter.S61"/>
            <calcext:condition calcext:apply-style-name="ConditionalStyle_5" calcext:value="contains-text(&quot;mangler&quot;)" calcext:base-cell-address="Efter.S61"/>
          </calcext:conditional-format>
          <calcext:conditional-format calcext:target-range-address="Efter.S61:Efter.S61">
            <calcext:condition calcext:apply-style-name="ConditionalStyle_3" calcext:value="contains-text(&quot;dårlig&quot;)" calcext:base-cell-address="Efter.S61"/>
            <calcext:condition calcext:apply-style-name="ConditionalStyle_2" calcext:value="contains-text(&quot;nej&quot;)" calcext:base-cell-address="Efter.S61"/>
            <calcext:condition calcext:apply-style-name="ConditionalStyle_1" calcext:value="contains-text(&quot;ja&quot;)" calcext:base-cell-address="Efter.S61"/>
          </calcext:conditional-format>
        </calcext:conditional-formats>
      </table:table>
      <table:named-expressions/>
      <table:database-ranges>
        <table:database-range table:name="__Anonymous_Sheet_DB__0" table:target-range-address="Efter.A1:Efter.T6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6:16:38.585962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fter" style:display-name="PageStyle_Ef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ristian</meta:initial-creator>
    <meta:creation-date>2018-01-22T12:54:25</meta:creation-date>
    <dc:date>2022-01-24T17:13:04.625125856</dc:date>
    <meta:generator>LibreOffice/6.4.7.2$Linux_X86_64 LibreOffice_project/40$Build-2</meta:generator>
    <meta:editing-duration>P1DT5H45S</meta:editing-duration>
    <meta:editing-cycles>42</meta:editing-cycles>
    <meta:print-date>2022-01-19T17:15:02.053629978</meta:print-date>
    <meta:document-statistic meta:table-count="1" meta:cell-count="9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